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0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1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2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9" draw:text-style-name="P4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95cm" svg:x2="1cm" svg:y2="8.795cm">
          <text:p/>
        </draw:line>
        <draw:line draw:style-name="gr12" draw:text-style-name="P6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21cm">
          <draw:text-box>
            <text:p text:style-name="P7"><text:span text:style-name="T1">A</text:span></text:p>
          </draw:text-box>
        </draw:fram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9" draw:text-style-name="P4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2" draw:text-style-name="P6" draw:layer="layout" svg:x1="1cm" svg:y1="8.275cm" svg:x2="1cm" svg:y2="8.775cm">
          <text:p/>
        </draw:line>
        <draw:line draw:style-name="gr12" draw:text-style-name="P6" draw:layer="layout" svg:x1="1.5cm" svg:y1="8.259cm" svg:x2="1.5cm" svg:y2="8.759cm">
          <text:p/>
        </draw:line>
        <draw:custom-shape draw:style-name="gr2" draw:text-style-name="P2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1cm" svg:height="0.962cm" svg:x="0.788cm" svg:y="8.501cm">
          <draw:text-box>
            <text:p text:style-name="P7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05:21.342000000</dc:date>
    <meta:editing-duration>PT8M40S</meta:editing-duration>
    <meta:editing-cycles>15</meta:editing-cycles>
    <meta:generator>LibreOffice/7.5.0.3$Windows_X86_64 LibreOffice_project/c21113d003cd3efa8c53188764377a8272d9d6de</meta:generator>
    <meta:document-statistic meta:object-count="74"/>
  </office:meta>
</office:document-meta>
</file>